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989in" svg:height="4.7579in" svg:x="0.672in" svg:y="3.7961in">
            <draw:object draw:notify-on-update-of-ranges="Sheet1.B1:Sheet1.B1 Sheet1.B2:Sheet1.B21 Sheet1.C1:Sheet1.C1 Sheet1.C2:Sheet1.C21 Sheet1.B1:Sheet1.B1 Sheet1.B2:Sheet1.B21 Sheet1.D1:Sheet1.D1 Sheet1.D2:Sheet1.D21 Sheet1.B1:Sheet1.B1 Sheet1.B2:Sheet1.B21 Sheet1.E1:Sheet1.E1 Sheet1.E2:Sheet1.E21 Sheet1.B1:Sheet1.B1 Sheet1.B2:Sheet1.B21 Sheet1.F1:Sheet1.F1 Sheet1.F2:Sheet1.F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Debug GCC</text:p>
          </table:table-cell>
          <table:table-cell office:value-type="string" calcext:value-type="string">
            <text:p>Debug Clang</text:p>
          </table:table-cell>
          <table:table-cell office:value-type="string" calcext:value-type="string">
            <text:p>Release GCC</text:p>
          </table:table-cell>
          <table:table-cell office:value-type="string" calcext:value-type="string">
            <text:p>Release Clang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6.144" calcext:value-type="float">
            <text:p>66.144</text:p>
          </table:table-cell>
          <table:table-cell office:value-type="float" office:value="60.559" calcext:value-type="float">
            <text:p>60.559</text:p>
          </table:table-cell>
          <table:table-cell office:value-type="float" office:value="22.707" calcext:value-type="float">
            <text:p>22.707</text:p>
          </table:table-cell>
          <table:table-cell office:value-type="float" office:value="20.971" calcext:value-type="float">
            <text:p>20.97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4.232" calcext:value-type="float">
            <text:p>34.232</text:p>
          </table:table-cell>
          <table:table-cell office:value-type="float" office:value="32.839" calcext:value-type="float">
            <text:p>32.839</text:p>
          </table:table-cell>
          <table:table-cell office:value-type="float" office:value="12.759" calcext:value-type="float">
            <text:p>12.759</text:p>
          </table:table-cell>
          <table:table-cell office:value-type="float" office:value="10.584" calcext:value-type="float">
            <text:p>10.58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3.973" calcext:value-type="float">
            <text:p>23.973</text:p>
          </table:table-cell>
          <table:table-cell office:value-type="float" office:value="24.038" calcext:value-type="float">
            <text:p>24.038</text:p>
          </table:table-cell>
          <table:table-cell office:value-type="float" office:value="11.521" calcext:value-type="float">
            <text:p>11.521</text:p>
          </table:table-cell>
          <table:table-cell office:value-type="float" office:value="7.46" calcext:value-type="float">
            <text:p>7.4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9.602" calcext:value-type="float">
            <text:p>19.602</text:p>
          </table:table-cell>
          <table:table-cell office:value-type="float" office:value="19.402" calcext:value-type="float">
            <text:p>19.402</text:p>
          </table:table-cell>
          <table:table-cell office:value-type="float" office:value="10.938" calcext:value-type="float">
            <text:p>10.938</text:p>
          </table:table-cell>
          <table:table-cell office:value-type="float" office:value="7.46" calcext:value-type="float">
            <text:p>7.4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.765" calcext:value-type="float">
            <text:p>19.765</text:p>
          </table:table-cell>
          <table:table-cell office:value-type="float" office:value="17.292" calcext:value-type="float">
            <text:p>17.292</text:p>
          </table:table-cell>
          <table:table-cell office:value-type="float" office:value="11.405" calcext:value-type="float">
            <text:p>11.405</text:p>
          </table:table-cell>
          <table:table-cell office:value-type="float" office:value="7.177" calcext:value-type="float">
            <text:p>7.17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.868" calcext:value-type="float">
            <text:p>20.868</text:p>
          </table:table-cell>
          <table:table-cell office:value-type="float" office:value="18.551" calcext:value-type="float">
            <text:p>18.551</text:p>
          </table:table-cell>
          <table:table-cell office:value-type="float" office:value="11.267" calcext:value-type="float">
            <text:p>11.267</text:p>
          </table:table-cell>
          <table:table-cell office:value-type="float" office:value="7.555" calcext:value-type="float">
            <text:p>7.55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1.43" calcext:value-type="float">
            <text:p>21.43</text:p>
          </table:table-cell>
          <table:table-cell office:value-type="float" office:value="19.207" calcext:value-type="float">
            <text:p>19.207</text:p>
          </table:table-cell>
          <table:table-cell office:value-type="float" office:value="11.603" calcext:value-type="float">
            <text:p>11.603</text:p>
          </table:table-cell>
          <table:table-cell office:value-type="float" office:value="7.895" calcext:value-type="float">
            <text:p>7.89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.63" calcext:value-type="float">
            <text:p>20.63</text:p>
          </table:table-cell>
          <table:table-cell office:value-type="float" office:value="19.887" calcext:value-type="float">
            <text:p>19.887</text:p>
          </table:table-cell>
          <table:table-cell office:value-type="float" office:value="11.998" calcext:value-type="float">
            <text:p>11.998</text:p>
          </table:table-cell>
          <table:table-cell office:value-type="float" office:value="7.702" calcext:value-type="float">
            <text:p>7.70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.864" calcext:value-type="float">
            <text:p>20.864</text:p>
          </table:table-cell>
          <table:table-cell office:value-type="float" office:value="19.262" calcext:value-type="float">
            <text:p>19.262</text:p>
          </table:table-cell>
          <table:table-cell office:value-type="float" office:value="11.44" calcext:value-type="float">
            <text:p>11.44</text:p>
          </table:table-cell>
          <table:table-cell office:value-type="float" office:value="7.567" calcext:value-type="float">
            <text:p>7.56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.9" calcext:value-type="float">
            <text:p>20.9</text:p>
          </table:table-cell>
          <table:table-cell office:value-type="float" office:value="19.347" calcext:value-type="float">
            <text:p>19.347</text:p>
          </table:table-cell>
          <table:table-cell office:value-type="float" office:value="11.63" calcext:value-type="float">
            <text:p>11.63</text:p>
          </table:table-cell>
          <table:table-cell office:value-type="float" office:value="7.66" calcext:value-type="float">
            <text:p>7.6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.612" calcext:value-type="float">
            <text:p>20.612</text:p>
          </table:table-cell>
          <table:table-cell office:value-type="float" office:value="19.125" calcext:value-type="float">
            <text:p>19.125</text:p>
          </table:table-cell>
          <table:table-cell office:value-type="float" office:value="11.299" calcext:value-type="float">
            <text:p>11.299</text:p>
          </table:table-cell>
          <table:table-cell office:value-type="float" office:value="7.694" calcext:value-type="float">
            <text:p>7.69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.91" calcext:value-type="float">
            <text:p>20.91</text:p>
          </table:table-cell>
          <table:table-cell office:value-type="float" office:value="19.338" calcext:value-type="float">
            <text:p>19.338</text:p>
          </table:table-cell>
          <table:table-cell office:value-type="float" office:value="10.859" calcext:value-type="float">
            <text:p>10.859</text:p>
          </table:table-cell>
          <table:table-cell office:value-type="float" office:value="7.925" calcext:value-type="float">
            <text:p>7.925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.801" calcext:value-type="float">
            <text:p>20.801</text:p>
          </table:table-cell>
          <table:table-cell office:value-type="float" office:value="19.549" calcext:value-type="float">
            <text:p>19.549</text:p>
          </table:table-cell>
          <table:table-cell office:value-type="float" office:value="10.763" calcext:value-type="float">
            <text:p>10.763</text:p>
          </table:table-cell>
          <table:table-cell office:value-type="float" office:value="7.899" calcext:value-type="float">
            <text:p>7.899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.834" calcext:value-type="float">
            <text:p>20.834</text:p>
          </table:table-cell>
          <table:table-cell office:value-type="float" office:value="20.012" calcext:value-type="float">
            <text:p>20.012</text:p>
          </table:table-cell>
          <table:table-cell office:value-type="float" office:value="10.894" calcext:value-type="float">
            <text:p>10.894</text:p>
          </table:table-cell>
          <table:table-cell office:value-type="float" office:value="7.896" calcext:value-type="float">
            <text:p>7.89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1.243" calcext:value-type="float">
            <text:p>21.243</text:p>
          </table:table-cell>
          <table:table-cell office:value-type="float" office:value="20.463" calcext:value-type="float">
            <text:p>20.463</text:p>
          </table:table-cell>
          <table:table-cell office:value-type="float" office:value="10.982" calcext:value-type="float">
            <text:p>10.982</text:p>
          </table:table-cell>
          <table:table-cell office:value-type="float" office:value="7.888" calcext:value-type="float">
            <text:p>7.88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1.538" calcext:value-type="float">
            <text:p>21.538</text:p>
          </table:table-cell>
          <table:table-cell office:value-type="float" office:value="20.513" calcext:value-type="float">
            <text:p>20.513</text:p>
          </table:table-cell>
          <table:table-cell office:value-type="float" office:value="10.687" calcext:value-type="float">
            <text:p>10.687</text:p>
          </table:table-cell>
          <table:table-cell office:value-type="float" office:value="7.925" calcext:value-type="float">
            <text:p>7.92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1.924" calcext:value-type="float">
            <text:p>21.924</text:p>
          </table:table-cell>
          <table:table-cell office:value-type="float" office:value="20.802" calcext:value-type="float">
            <text:p>20.802</text:p>
          </table:table-cell>
          <table:table-cell office:value-type="float" office:value="10.817" calcext:value-type="float">
            <text:p>10.817</text:p>
          </table:table-cell>
          <table:table-cell office:value-type="float" office:value="7.948" calcext:value-type="float">
            <text:p>7.948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2.056" calcext:value-type="float">
            <text:p>22.056</text:p>
          </table:table-cell>
          <table:table-cell office:value-type="float" office:value="20.675" calcext:value-type="float">
            <text:p>20.675</text:p>
          </table:table-cell>
          <table:table-cell office:value-type="float" office:value="10.785" calcext:value-type="float">
            <text:p>10.785</text:p>
          </table:table-cell>
          <table:table-cell office:value-type="float" office:value="7.957" calcext:value-type="float">
            <text:p>7.95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.153" calcext:value-type="float">
            <text:p>22.153</text:p>
          </table:table-cell>
          <table:table-cell office:value-type="float" office:value="20.707" calcext:value-type="float">
            <text:p>20.707</text:p>
          </table:table-cell>
          <table:table-cell office:value-type="float" office:value="10.962" calcext:value-type="float">
            <text:p>10.962</text:p>
          </table:table-cell>
          <table:table-cell office:value-type="float" office:value="7.93" calcext:value-type="float">
            <text:p>7.9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.084" calcext:value-type="float">
            <text:p>22.084</text:p>
          </table:table-cell>
          <table:table-cell office:value-type="float" office:value="20.812" calcext:value-type="float">
            <text:p>20.812</text:p>
          </table:table-cell>
          <table:table-cell office:value-type="float" office:value="10.738" calcext:value-type="float">
            <text:p>10.738</text:p>
          </table:table-cell>
          <table:table-cell office:value-type="float" office:value="8.065" calcext:value-type="float">
            <text:p>8.0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'" style:font-family-generic="roman" style:font-pitch="variable" fo:font-size="12pt" fo:language="en" fo:country="US" style:letter-kerning="true" style:font-family-asian="'Bitstream Vera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4T21:33:34.359300415</meta:creation-date>
    <dc:date>2020-04-24T23:12:08.805375257</dc:date>
    <meta:editing-duration>PT1H28M24S</meta:editing-duration>
    <meta:editing-cycles>2</meta:editing-cycles>
    <meta:generator>LibreOffice/6.4.3.2$Linux_X86_64 LibreOffice_project/40$Build-2</meta:generator>
    <meta:document-statistic meta:table-count="1" meta:cell-count="105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93cm" svg:height="12.086cm" xlink:href=".." xlink:type="simple" chart:class="chart:scatter" chart:style-name="ch1">
        <chart:title svg:x="5.882cm" svg:y="0.376cm" chart:style-name="ch2">
          <text:p>Comparison of different build types - Linux</text:p>
        </chart:title>
        <chart:legend chart:legend-position="end" svg:x="17.315cm" svg:y="5.103cm" style:legend-expansion="high" chart:style-name="ch3"/>
        <chart:plot-area chart:style-name="ch4" table:cell-range-address="Sheet1.B1:Sheet1.F21" chart:data-source-has-labels="row" svg:x="1.364cm" svg:y="1.344cm" svg:width="15.546cm" svg:height="9.572cm">
          <chartooo:coordinate-region svg:x="1.985cm" svg:y="1.517cm" svg:width="14.738cm" svg:height="8.805cm"/>
          <chart:axis chart:dimension="x" chart:name="primary-x" chart:style-name="ch5">
            <chart:title svg:x="7.744cm" svg:y="11.157cm" chart:style-name="ch6">
              <text:p>Number of threads</text:p>
            </chart:title>
          </chart:axis>
          <chart:axis chart:dimension="y" chart:name="primary-y" chart:style-name="ch5">
            <chart:title svg:x="0.451cm" svg:y="7.325cm" chart:style-name="ch7">
              <text:p>Elapsed time [s]</text:p>
            </chart:title>
            <chart:grid chart:style-name="ch8" chart:class="major"/>
          </chart:axis>
          <chart:series chart:style-name="ch9" chart:values-cell-range-address="Sheet1.C2:Sheet1.C21" chart:label-cell-address="Sheet1.C1:Sheet1.C1" chart:class="chart:scatter">
            <chart:domain table:cell-range-address="Sheet1.B2:Sheet1.B21"/>
            <chart:data-point chart:repeated="20"/>
          </chart:series>
          <chart:series chart:style-name="ch10" chart:values-cell-range-address="Sheet1.D2:Sheet1.D21" chart:label-cell-address="Sheet1.D1:Sheet1.D1" chart:class="chart:scatter">
            <chart:data-point chart:repeated="20"/>
          </chart:series>
          <chart:series chart:style-name="ch11" chart:values-cell-range-address="Sheet1.E2:Sheet1.E21" chart:label-cell-address="Sheet1.E1:Sheet1.E1" chart:class="chart:scatter">
            <chart:data-point chart:repeated="20"/>
          </chart:series>
          <chart:series chart:style-name="ch12" chart:values-cell-range-address="Sheet1.F2:Sheet1.F21" chart:label-cell-address="Sheet1.F1:Sheet1.F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ebug GCC</text:p>
                <draw:g>
                  <svg:desc>Sheet1.C1:Sheet1.C1</svg:desc>
                </draw:g>
              </table:table-cell>
              <table:table-cell office:value-type="string">
                <text:p>Debug Clang</text:p>
                <draw:g>
                  <svg:desc>Sheet1.D1:Sheet1.D1</svg:desc>
                </draw:g>
              </table:table-cell>
              <table:table-cell office:value-type="string">
                <text:p>Release GCC</text:p>
                <draw:g>
                  <svg:desc>Sheet1.E1:Sheet1.E1</svg:desc>
                </draw:g>
              </table:table-cell>
              <table:table-cell office:value-type="string">
                <text:p>Release Clang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2:Sheet1.B21</svg:desc>
                </draw:g>
              </table:table-cell>
              <table:table-cell office:value-type="float" office:value="66.144">
                <text:p>66.144</text:p>
                <draw:g>
                  <svg:desc>Sheet1.C2:Sheet1.C21</svg:desc>
                </draw:g>
              </table:table-cell>
              <table:table-cell office:value-type="float" office:value="60.559">
                <text:p>60.559</text:p>
                <draw:g>
                  <svg:desc>Sheet1.D2:Sheet1.D21</svg:desc>
                </draw:g>
              </table:table-cell>
              <table:table-cell office:value-type="float" office:value="22.707">
                <text:p>22.707</text:p>
                <draw:g>
                  <svg:desc>Sheet1.E2:Sheet1.E21</svg:desc>
                </draw:g>
              </table:table-cell>
              <table:table-cell office:value-type="float" office:value="20.971">
                <text:p>20.971</text:p>
                <draw:g>
                  <svg:desc>Sheet1.F2:Sheet1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4.232">
                <text:p>34.232</text:p>
              </table:table-cell>
              <table:table-cell office:value-type="float" office:value="32.839">
                <text:p>32.839</text:p>
              </table:table-cell>
              <table:table-cell office:value-type="float" office:value="12.759">
                <text:p>12.759</text:p>
              </table:table-cell>
              <table:table-cell office:value-type="float" office:value="10.584">
                <text:p>10.5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3.973">
                <text:p>23.973</text:p>
              </table:table-cell>
              <table:table-cell office:value-type="float" office:value="24.038">
                <text:p>24.038</text:p>
              </table:table-cell>
              <table:table-cell office:value-type="float" office:value="11.521">
                <text:p>11.521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9.602">
                <text:p>19.602</text:p>
              </table:table-cell>
              <table:table-cell office:value-type="float" office:value="19.402">
                <text:p>19.402</text:p>
              </table:table-cell>
              <table:table-cell office:value-type="float" office:value="10.938">
                <text:p>10.938</text:p>
              </table:table-cell>
              <table:table-cell office:value-type="float" office:value="7.46">
                <text:p>7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.765">
                <text:p>19.765</text:p>
              </table:table-cell>
              <table:table-cell office:value-type="float" office:value="17.292">
                <text:p>17.292</text:p>
              </table:table-cell>
              <table:table-cell office:value-type="float" office:value="11.405">
                <text:p>11.405</text:p>
              </table:table-cell>
              <table:table-cell office:value-type="float" office:value="7.177">
                <text:p>7.1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0.868">
                <text:p>20.868</text:p>
              </table:table-cell>
              <table:table-cell office:value-type="float" office:value="18.551">
                <text:p>18.551</text:p>
              </table:table-cell>
              <table:table-cell office:value-type="float" office:value="11.267">
                <text:p>11.267</text:p>
              </table:table-cell>
              <table:table-cell office:value-type="float" office:value="7.555">
                <text:p>7.5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1.43">
                <text:p>21.43</text:p>
              </table:table-cell>
              <table:table-cell office:value-type="float" office:value="19.207">
                <text:p>19.207</text:p>
              </table:table-cell>
              <table:table-cell office:value-type="float" office:value="11.603">
                <text:p>11.603</text:p>
              </table:table-cell>
              <table:table-cell office:value-type="float" office:value="7.895">
                <text:p>7.8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0.63">
                <text:p>20.63</text:p>
              </table:table-cell>
              <table:table-cell office:value-type="float" office:value="19.887">
                <text:p>19.887</text:p>
              </table:table-cell>
              <table:table-cell office:value-type="float" office:value="11.998">
                <text:p>11.998</text:p>
              </table:table-cell>
              <table:table-cell office:value-type="float" office:value="7.702">
                <text:p>7.7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0.864">
                <text:p>20.864</text:p>
              </table:table-cell>
              <table:table-cell office:value-type="float" office:value="19.262">
                <text:p>19.262</text:p>
              </table:table-cell>
              <table:table-cell office:value-type="float" office:value="11.44">
                <text:p>11.44</text:p>
              </table:table-cell>
              <table:table-cell office:value-type="float" office:value="7.567">
                <text:p>7.5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.9">
                <text:p>20.9</text:p>
              </table:table-cell>
              <table:table-cell office:value-type="float" office:value="19.347">
                <text:p>19.347</text:p>
              </table:table-cell>
              <table:table-cell office:value-type="float" office:value="11.63">
                <text:p>11.63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0.612">
                <text:p>20.612</text:p>
              </table:table-cell>
              <table:table-cell office:value-type="float" office:value="19.125">
                <text:p>19.125</text:p>
              </table:table-cell>
              <table:table-cell office:value-type="float" office:value="11.299">
                <text:p>11.299</text:p>
              </table:table-cell>
              <table:table-cell office:value-type="float" office:value="7.694">
                <text:p>7.6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0.91">
                <text:p>20.91</text:p>
              </table:table-cell>
              <table:table-cell office:value-type="float" office:value="19.338">
                <text:p>19.338</text:p>
              </table:table-cell>
              <table:table-cell office:value-type="float" office:value="10.859">
                <text:p>10.859</text:p>
              </table:table-cell>
              <table:table-cell office:value-type="float" office:value="7.925">
                <text:p>7.9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0.801">
                <text:p>20.801</text:p>
              </table:table-cell>
              <table:table-cell office:value-type="float" office:value="19.549">
                <text:p>19.549</text:p>
              </table:table-cell>
              <table:table-cell office:value-type="float" office:value="10.763">
                <text:p>10.763</text:p>
              </table:table-cell>
              <table:table-cell office:value-type="float" office:value="7.899">
                <text:p>7.89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0.834">
                <text:p>20.834</text:p>
              </table:table-cell>
              <table:table-cell office:value-type="float" office:value="20.012">
                <text:p>20.012</text:p>
              </table:table-cell>
              <table:table-cell office:value-type="float" office:value="10.894">
                <text:p>10.894</text:p>
              </table:table-cell>
              <table:table-cell office:value-type="float" office:value="7.896">
                <text:p>7.8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.243">
                <text:p>21.243</text:p>
              </table:table-cell>
              <table:table-cell office:value-type="float" office:value="20.463">
                <text:p>20.463</text:p>
              </table:table-cell>
              <table:table-cell office:value-type="float" office:value="10.982">
                <text:p>10.982</text:p>
              </table:table-cell>
              <table:table-cell office:value-type="float" office:value="7.888">
                <text:p>7.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1.538">
                <text:p>21.538</text:p>
              </table:table-cell>
              <table:table-cell office:value-type="float" office:value="20.513">
                <text:p>20.513</text:p>
              </table:table-cell>
              <table:table-cell office:value-type="float" office:value="10.687">
                <text:p>10.687</text:p>
              </table:table-cell>
              <table:table-cell office:value-type="float" office:value="7.925">
                <text:p>7.9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.924">
                <text:p>21.924</text:p>
              </table:table-cell>
              <table:table-cell office:value-type="float" office:value="20.802">
                <text:p>20.802</text:p>
              </table:table-cell>
              <table:table-cell office:value-type="float" office:value="10.817">
                <text:p>10.817</text:p>
              </table:table-cell>
              <table:table-cell office:value-type="float" office:value="7.948">
                <text:p>7.9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2.056">
                <text:p>22.056</text:p>
              </table:table-cell>
              <table:table-cell office:value-type="float" office:value="20.675">
                <text:p>20.675</text:p>
              </table:table-cell>
              <table:table-cell office:value-type="float" office:value="10.785">
                <text:p>10.785</text:p>
              </table:table-cell>
              <table:table-cell office:value-type="float" office:value="7.957">
                <text:p>7.9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2.153">
                <text:p>22.153</text:p>
              </table:table-cell>
              <table:table-cell office:value-type="float" office:value="20.707">
                <text:p>20.707</text:p>
              </table:table-cell>
              <table:table-cell office:value-type="float" office:value="10.962">
                <text:p>10.962</text:p>
              </table:table-cell>
              <table:table-cell office:value-type="float" office:value="7.93">
                <text:p>7.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2.084">
                <text:p>22.084</text:p>
              </table:table-cell>
              <table:table-cell office:value-type="float" office:value="20.812">
                <text:p>20.812</text:p>
              </table:table-cell>
              <table:table-cell office:value-type="float" office:value="10.738">
                <text:p>10.738</text:p>
              </table:table-cell>
              <table:table-cell office:value-type="float" office:value="8.065">
                <text:p>8.0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3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